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a6e" officeooo:paragraph-rsid="00148a6e"/>
    </style:style>
    <style:style style:name="P2" style:family="paragraph" style:parent-style-name="Standard">
      <style:text-properties fo:font-weight="bold" officeooo:rsid="00148a6e" officeooo:paragraph-rsid="00148a6e" style:font-weight-asian="bold" style:font-weight-complex="bold"/>
    </style:style>
    <style:style style:name="P3" style:family="paragraph" style:parent-style-name="Standard">
      <style:text-properties fo:font-weight="normal" officeooo:rsid="00148a6e" officeooo:paragraph-rsid="00148a6e" style:font-weight-asian="normal" style:font-weight-complex="normal"/>
    </style:style>
    <style:style style:name="P4" style:family="paragraph" style:parent-style-name="Standard">
      <style:text-properties fo:font-weight="normal" officeooo:rsid="00148a6e" officeooo:paragraph-rsid="0015902c" style:font-weight-asian="normal" style:font-weight-complex="normal"/>
    </style:style>
    <style:style style:name="P5" style:family="paragraph" style:parent-style-name="Standard">
      <style:text-properties fo:font-weight="normal" officeooo:rsid="00148a6e" officeooo:paragraph-rsid="001be4fc" style:font-weight-asian="normal" style:font-weight-complex="normal"/>
    </style:style>
    <style:style style:name="P6" style:family="paragraph" style:parent-style-name="Standard">
      <style:text-properties fo:font-weight="normal" officeooo:rsid="00148a6e" officeooo:paragraph-rsid="001d76cf" style:font-weight-asian="normal" style:font-weight-complex="normal"/>
    </style:style>
    <style:style style:name="P7" style:family="paragraph" style:parent-style-name="Standard">
      <style:text-properties fo:font-weight="normal" officeooo:rsid="00148a6e" officeooo:paragraph-rsid="001e523c" style:font-weight-asian="normal" style:font-weight-complex="normal"/>
    </style:style>
    <style:style style:name="P8" style:family="paragraph" style:parent-style-name="Standard">
      <style:text-properties fo:font-weight="normal" officeooo:rsid="0015902c" officeooo:paragraph-rsid="0015902c" style:font-weight-asian="normal" style:font-weight-complex="normal"/>
    </style:style>
    <style:style style:name="P9" style:family="paragraph" style:parent-style-name="Standard">
      <style:text-properties fo:font-weight="normal" officeooo:rsid="0016a82c" officeooo:paragraph-rsid="00148a6e" style:font-weight-asian="normal" style:font-weight-complex="normal"/>
    </style:style>
    <style:style style:name="P10" style:family="paragraph" style:parent-style-name="Standard">
      <style:text-properties fo:font-weight="normal" officeooo:rsid="0016a82c" officeooo:paragraph-rsid="0016a82c" style:font-weight-asian="normal" style:font-weight-complex="normal"/>
    </style:style>
    <style:style style:name="P11" style:family="paragraph" style:parent-style-name="Standard">
      <style:text-properties fo:font-weight="normal" officeooo:rsid="00188926" officeooo:paragraph-rsid="00188926" style:font-weight-asian="normal" style:font-weight-complex="normal"/>
    </style:style>
    <style:style style:name="P12" style:family="paragraph" style:parent-style-name="Standard">
      <style:text-properties fo:font-weight="normal" officeooo:rsid="00188926" officeooo:paragraph-rsid="0015902c" style:font-weight-asian="normal" style:font-weight-complex="normal"/>
    </style:style>
    <style:style style:name="P13" style:family="paragraph" style:parent-style-name="Standard">
      <style:text-properties fo:font-weight="normal" officeooo:rsid="001be4fc" officeooo:paragraph-rsid="001be4fc" style:font-weight-asian="normal" style:font-weight-complex="normal"/>
    </style:style>
    <style:style style:name="P14" style:family="paragraph" style:parent-style-name="Standard">
      <style:text-properties fo:font-weight="normal" officeooo:rsid="001d76cf" officeooo:paragraph-rsid="001d76cf" style:font-weight-asian="normal" style:font-weight-complex="normal"/>
    </style:style>
    <style:style style:name="P15" style:family="paragraph" style:parent-style-name="Standard">
      <style:text-properties fo:font-weight="normal" officeooo:rsid="001e523c" officeooo:paragraph-rsid="001e523c" style:font-weight-asian="normal" style:font-weight-complex="normal"/>
    </style:style>
    <style:style style:name="P16" style:family="paragraph" style:parent-style-name="Standard">
      <style:text-properties fo:font-weight="normal" officeooo:rsid="001e523c" officeooo:paragraph-rsid="001f733a" style:font-weight-asian="normal" style:font-weight-complex="normal"/>
    </style:style>
    <style:style style:name="P17" style:family="paragraph" style:parent-style-name="Standard">
      <style:text-properties fo:font-weight="normal" officeooo:rsid="001f948e" officeooo:paragraph-rsid="001f948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902c" style:font-weight-asian="bold" style:font-weight-complex="bold"/>
    </style:style>
    <style:style style:name="T4" style:family="text">
      <style:text-properties fo:font-weight="bold" officeooo:rsid="001e523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teration for </text:span>Sim4_1</text:p>
      <text:p text:style-name="P1"/>
      <text:p text:style-name="P1"><text:span text:style-name="T2">Iteration-1 (With plane extraction threshold = 2.50(only GP); <text:tab/>Txyz = 0.07, Rrpy = 0.01)</text:span></text:p>
      <text:p text:style-name="P1"><text:span text:style-name="T2"/></text:p>
      <text:p text:style-name="P10">Loaded 773817x1 data points from the pcd file</text:p>
      <text:p text:style-name="P10">Cloud size after NaN removal: 420995</text:p>
      <text:p text:style-name="P10">PointCloud representing the planar component: 372170 data points.</text:p>
      <text:p text:style-name="P9">Ground Plane distance: 6.29031</text:p>
      <text:p text:style-name="P3"/>
      <text:p text:style-name="P11">Mean and SD distances for ground plane before optimization are: 0.206846<text:tab/>0.363836</text:p>
      <text:p text:style-name="P11">The global RSS for ground plane before optimization is: 5236.29</text:p>
      <text:p text:style-name="P11">The global RSS for ground plane after optimization is: 3085.89</text:p>
      <text:p text:style-name="P11">Mean and SD distances for ground plane after optimization are: 0.0896275<text:tab/>0.247271</text:p>
      <text:p text:style-name="P11"/>
      <text:p text:style-name="P3"><text:span text:style-name="T2">Iteration-2 (With plane extraction threshold = </text:span><text:span text:style-name="T3">2.0 </text:span><text:span text:style-name="T2">(GP+W1); <text:tab/>Txyz = 0.07, Rrpy = 0.01)</text:span></text:p>
      <text:p text:style-name="P11">PointCloud representing the planar component: 375226 data points.</text:p>
      <text:p text:style-name="P11">PointCloud representing the planar component: 17391 data points.</text:p>
      <text:p text:style-name="P11">Dist: 69.2329</text:p>
      <text:p text:style-name="P11">Ground Plane distance: 6.30645</text:p>
      <text:p text:style-name="P12">Wall Plane1 distance: 69.2329</text:p>
      <text:p text:style-name="P12"/>
      <text:p text:style-name="P13">Mean and SD distances for ground plane before optimization are: 0.0786208<text:tab/>0.186187</text:p>
      <text:p text:style-name="P13">Mean and SD distances for wall plane-1 before optimization are: 0.314687<text:tab/>0.303081</text:p>
      <text:p text:style-name="P13">The global RSS for ground plane before optimization is: 2434.01</text:p>
      <text:p text:style-name="P13">The global RSS for ground plane after optimization is: 1986.14</text:p>
      <text:p text:style-name="P13">Mean and SD distances for ground plane after optimization are: 0.0521965<text:tab/>0.160151</text:p>
      <text:p text:style-name="P13">The global RSS for wall plane1 before optimization is: 770.066</text:p>
      <text:p text:style-name="P13">The global RSS for wall plane1 after optimization is: 542.429</text:p>
      <text:p text:style-name="P13">Mean and SD distances for wall plane-1 after optimization are: 0.225862<text:tab/>0.176059</text:p>
      <text:p text:style-name="P5"><text:span text:style-name="T2"/></text:p>
      <text:p text:style-name="P4"><text:span text:style-name="T2">Iteration-3 (With plane extraction threshold = </text:span><text:span text:style-name="T3">1.5</text:span><text:span text:style-name="T2">(GP+W1+W2</text:span><text:span text:style-name="T4">+W3</text:span><text:span text:style-name="T2">); <text:s/>Txyz = 0.</text:span><text:span text:style-name="T3">0</text:span><text:span text:style-name="T2">7, Rrpy = 0.</text:span><text:span text:style-name="T3">0</text:span><text:span text:style-name="T2">1)</text:span></text:p>
      <text:p text:style-name="P13">PointCloud representing the planar component: 374670 data points.</text:p>
      <text:p text:style-name="P13">PointCloud representing the planar component: 17723 data points.</text:p>
      <text:p text:style-name="P13">Dist: 69.0747</text:p>
      <text:p text:style-name="P13">PointCloud representing the planar component: 10805 data points.</text:p>
      <text:p text:style-name="P13">Dist: 0.716883</text:p>
      <text:p text:style-name="P13">PointCloud representing the planar component: 6551 data points.</text:p>
      <text:p text:style-name="P13">Dist: 88.349</text:p>
      <text:p text:style-name="P13">PointCloud representing the planar component: 6040 data points.</text:p>
      <text:p text:style-name="P13">Dist: 142.703</text:p>
      <text:p text:style-name="P13">Ground Plane distance: 6.31237</text:p>
      <text:p text:style-name="P13">Wall Plane1 distance: 69.0747</text:p>
      <text:p text:style-name="P13">Wall Plane2 distance: 88.349</text:p>
      <text:p text:style-name="P13">Wall Plane3 distance: 142.703</text:p>
      <text:p text:style-name="P8"/>
      <text:p text:style-name="P14">Mean and SD distances for ground plane before optimization are: 0.0494431<text:tab/>0.121299</text:p>
      <text:p text:style-name="P14">Mean and SD distances for wall plane-1 before optimization are: 0.252667<text:tab/>0.199402</text:p>
      <text:p text:style-name="P14">Mean and SD distances for wall plane-2 before optimization are: 0.269909<text:tab/>0.239019</text:p>
      <text:p text:style-name="P14">Mean and SD distances for wall plane-3 before optimization are: 0.375466<text:tab/>0.281548</text:p>
      <text:p text:style-name="P14">The global RSS for ground plane before optimization is: 1503.46</text:p>
      <text:p text:style-name="P14">The global RSS for ground plane after optimization is: 1364.12</text:p>
      <text:p text:style-name="P14"><text:soft-page-break/>Mean and SD distances for ground plane after optimization are: 0.0418915<text:tab/>0.108819</text:p>
      <text:p text:style-name="P14">The global RSS for wall plane1 before optimization is: 627.056</text:p>
      <text:p text:style-name="P14">The global RSS for wall plane1 after optimization is: 586.577</text:p>
      <text:p text:style-name="P14">Mean and SD distances for wall plane-1 after optimization are: 0.241832<text:tab/>0.176095</text:p>
      <text:p text:style-name="P14">The global RSS for wall plane2 before optimization is: 288.191</text:p>
      <text:p text:style-name="P14">The global RSS for wall plane2 after optimization is: 205.113</text:p>
      <text:p text:style-name="P14">Mean and SD distances for wall plane-2 after optimization are: 0.188155<text:tab/>0.219604</text:p>
      <text:p text:style-name="P14">The global RSS for wall plane3 before optimization is: 379.504</text:p>
      <text:p text:style-name="P14">The global RSS for wall plane3 after optimization is: 214.817</text:p>
      <text:p text:style-name="P14">Mean and SD distances for wall plane-3 after optimization are: 0.210594<text:tab/>0.198343</text:p>
      <text:p text:style-name="P6"><text:span text:style-name="T2"/></text:p>
      <text:p text:style-name="P4"><text:span text:style-name="T2">Iteration-</text:span><text:span text:style-name="T3">4</text:span><text:span text:style-name="T2"> (With plane extraction threshold = </text:span><text:span text:style-name="T3">0.75</text:span><text:span text:style-name="T2">(GP+W1+W2</text:span><text:span text:style-name="T4">+W3</text:span><text:span text:style-name="T2">); <text:s/>Txyz = 0.</text:span><text:span text:style-name="T3">0</text:span><text:span text:style-name="T2">7, Rrpy = 0.</text:span><text:span text:style-name="T3">0</text:span><text:span text:style-name="T2">1)</text:span></text:p>
      <text:p text:style-name="P8"/>
      <text:p text:style-name="P14">PointCloud representing the planar component: 372218 data points.</text:p>
      <text:p text:style-name="P14">PointCloud representing the planar component: 17574 data points.</text:p>
      <text:p text:style-name="P14">Dist: 69.1517</text:p>
      <text:p text:style-name="P14">PointCloud representing the planar component: 6486 data points.</text:p>
      <text:p text:style-name="P14">Dist: 0.530096</text:p>
      <text:p text:style-name="P14">PointCloud representing the planar component: 6165 data points.</text:p>
      <text:p text:style-name="P14">Dist: 88.2599</text:p>
      <text:p text:style-name="P14">PointCloud representing the planar component: 5235 data points.</text:p>
      <text:p text:style-name="P14">Dist: 142.772</text:p>
      <text:p text:style-name="P14">Ground Plane distance: 6.32</text:p>
      <text:p text:style-name="P14">Wall Plane1 distance: 69.1517</text:p>
      <text:p text:style-name="P14">Wall Plane2 distance: 88.2599</text:p>
      <text:p text:style-name="P14">Wall Plane3 distance: 142.772</text:p>
      <text:p text:style-name="P14"/>
      <text:p text:style-name="P15">Mean and SD distances for ground plane before optimization are: 0.0375442<text:tab/>0.0541264</text:p>
      <text:p text:style-name="P15">Mean and SD distances for wall plane-1 before optimization are: 0.204526<text:tab/>0.16285</text:p>
      <text:p text:style-name="P15">Mean and SD distances for wall plane-2 before optimization are: 0.18625<text:tab/>0.17022</text:p>
      <text:p text:style-name="P15">Mean and SD distances for wall plane-3 before optimization are: 0.284093<text:tab/>0.203097</text:p>
      <text:p text:style-name="P15">The global RSS for ground plane before optimization is: 722.638</text:p>
      <text:p text:style-name="P15">The global RSS for ground plane after optimization is: 684.943</text:p>
      <text:p text:style-name="P15">Mean and SD distances for ground plane after optimization are: 0.0358478<text:tab/>0.0509178</text:p>
      <text:p text:style-name="P15">The global RSS for wall plane1 before optimization is: 501.701</text:p>
      <text:p text:style-name="P15">The global RSS for wall plane1 after optimization is: 468.86</text:p>
      <text:p text:style-name="P15">Mean and SD distances for wall plane-1 after optimization are: 0.1916<text:tab/>0.158872</text:p>
      <text:p text:style-name="P15">The global RSS for wall plane2 before optimization is: 175.938</text:p>
      <text:p text:style-name="P15">The global RSS for wall plane2 after optimization is: 119.242</text:p>
      <text:p text:style-name="P15">Mean and SD distances for wall plane-2 after optimization are: 0.115102<text:tab/>0.131332</text:p>
      <text:p text:style-name="P15">The global RSS for wall plane3 before optimization is: 258.593</text:p>
      <text:p text:style-name="P15">The global RSS for wall plane3 after optimization is: 180.873</text:p>
      <text:p text:style-name="P15">Mean and SD distances for wall plane-3 after optimization are: 0.193135<text:tab/>0.157849</text:p>
      <text:p text:style-name="P15"/>
      <text:p text:style-name="P15"/>
      <text:p text:style-name="P7"><text:span text:style-name="T2">Iteration-</text:span><text:span text:style-name="T4">5</text:span><text:span text:style-name="T2"> (With plane extraction threshold = </text:span><text:span text:style-name="T3">0.</text:span><text:span text:style-name="T4">375</text:span><text:span text:style-name="T2">(GP+W1+W2</text:span><text:span text:style-name="T4">+W3</text:span><text:span text:style-name="T2">); <text:s/>Txyz = 0.</text:span><text:span text:style-name="T3">0</text:span><text:span text:style-name="T2">7, Rrpy = 0.</text:span><text:span text:style-name="T3">0</text:span><text:span text:style-name="T2">1)</text:span></text:p>
      <text:p text:style-name="P15"/>
      <text:p text:style-name="P16">PointCloud representing the planar component: 371314 data points.</text:p>
      <text:p text:style-name="P16">PointCloud representing the planar component: 15181 data points.</text:p>
      <text:p text:style-name="P16">Dist: 69.2707</text:p>
      <text:p text:style-name="P16"><text:soft-page-break/>PointCloud representing the planar component: 5404 data points.</text:p>
      <text:p text:style-name="P16">Dist: 88.2736</text:p>
      <text:p text:style-name="P16">PointCloud representing the planar component: 4403 data points.</text:p>
      <text:p text:style-name="P16">Dist: 0.141823</text:p>
      <text:p text:style-name="P16">PointCloud representing the planar component: 3868 data points.</text:p>
      <text:p text:style-name="P16">Dist: 142.722</text:p>
      <text:p text:style-name="P16">Ground Plane distance: 6.32173</text:p>
      <text:p text:style-name="P16">Wall Plane1 distance: 69.2707</text:p>
      <text:p text:style-name="P16">Wall Plane2 distance: 88.2736</text:p>
      <text:p text:style-name="P16">Wall Plane3 distance: 142.722</text:p>
      <text:p text:style-name="P16"/>
      <text:p text:style-name="P17">Mean and SD distances for ground plane before optimization are: 0.035395<text:tab/>0.0415817</text:p>
      <text:p text:style-name="P17">Mean and SD distances for wall plane-1 before optimization are: 0.129862<text:tab/>0.0953767</text:p>
      <text:p text:style-name="P17">Mean and SD distances for wall plane-2 before optimization are: 0.160806<text:tab/>0.107022</text:p>
      <text:p text:style-name="P17">Mean and SD distances for wall plane-3 before optimization are: 0.170819<text:tab/>0.0983055</text:p>
      <text:p text:style-name="P17">The global RSS for ground plane before optimization is: 536.675</text:p>
      <text:p text:style-name="P17">The global RSS for ground plane after optimization is: 527.926</text:p>
      <text:p text:style-name="P17">Mean and SD distances for ground plane after optimization are: 0.0349109<text:tab/>0.0410388</text:p>
      <text:p text:style-name="P17">The global RSS for wall plane1 before optimization is: 297.99</text:p>
      <text:p text:style-name="P17">The global RSS for wall plane1 after optimization is: 286.045</text:p>
      <text:p text:style-name="P17">Mean and SD distances for wall plane-1 after optimization are: 0.124112<text:tab/>0.0930848</text:p>
      <text:p text:style-name="P17">The global RSS for wall plane2 before optimization is: 133.145</text:p>
      <text:p text:style-name="P17">The global RSS for wall plane2 after optimization is: 71.1153</text:p>
      <text:p text:style-name="P17">Mean and SD distances for wall plane-2 after optimization are: 0.0822643<text:tab/>0.0767968</text:p>
      <text:p text:style-name="P17">The global RSS for wall plane3 before optimization is: 136.267</text:p>
      <text:p text:style-name="P17">The global RSS for wall plane3 after optimization is: 104.095</text:p>
      <text:p text:style-name="P17">Mean and SD distances for wall plane-3 after optimization are: 0.123947<text:tab/>0.09400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2:23:28.497353897</meta:creation-date>
    <dc:date>2020-08-18T14:20:19.563157722</dc:date>
    <meta:editing-duration>PT1H2M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114" meta:word-count="974" meta:character-count="6588" meta:non-whitespace-character-count="5723"/>
  </office:meta>
</office:document-meta>
</file>